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bc9" officeooo:paragraph-rsid="0011dbc9"/>
    </style:style>
    <style:style style:name="P2" style:family="paragraph" style:parent-style-name="Standard">
      <style:text-properties officeooo:rsid="00135b28" officeooo:paragraph-rsid="00135b28"/>
    </style:style>
    <style:style style:name="P3" style:family="paragraph" style:parent-style-name="Standard">
      <style:text-properties officeooo:rsid="0015f8c6" officeooo:paragraph-rsid="0015f8c6"/>
    </style:style>
    <style:style style:name="P4" style:family="paragraph" style:parent-style-name="Standard">
      <style:text-properties officeooo:rsid="001b46c5" officeooo:paragraph-rsid="001b46c5"/>
    </style:style>
    <style:style style:name="P5" style:family="paragraph" style:parent-style-name="Standard">
      <style:text-properties officeooo:rsid="001cc839" officeooo:paragraph-rsid="001cc839"/>
    </style:style>
    <style:style style:name="P6" style:family="paragraph" style:parent-style-name="Standard">
      <style:text-properties officeooo:rsid="0028192b" officeooo:paragraph-rsid="0028192b"/>
    </style:style>
    <style:style style:name="T1" style:family="text">
      <style:text-properties officeooo:rsid="001cc8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e 最后一列是ｌａｂｅｌ</text:p>
      <text:p text:style-name="P3">winequality-red 最后一列</text:p>
      <text:p text:style-name="P3">winequality-white　最后一列</text:p>
      <text:p text:style-name="P3"><text:s/>abalone 最后一列　　第一列是离散值</text:p>
      <text:p text:style-name="P3">ｐｏｋｅｒ 最后一列</text:p>
      <text:p text:style-name="P5">poker-hand-training-true </text:p>
      <text:p text:style-name="P5"><text:bookmark-start text:name="__DdeLink__29_221945721"/>poker-hand-testing<text:bookmark-end text:name="__DdeLink__29_221945721"/></text:p>
      <text:p text:style-name="P5"/>
      <text:p text:style-name="P3">ｈａｂｅｒｍａｎ　最后一列</text:p>
      <text:p text:style-name="P4">wifi_localization　最后一列</text:p>
      <text:p text:style-name="P4">transfusion　最后一列</text:p>
      <text:p text:style-name="P4">ｔｈｙｒｏｉｄ　最后一列</text:p>
      <text:p text:style-name="P4">texture　最后一列</text:p>
      <text:p text:style-name="P4">sensor_readings_24</text:p>
      <text:p text:style-name="P4">sat　最后一列</text:p>
      <text:p text:style-name="P4">processed.cleveland　最后一列</text:p>
      <text:p text:style-name="P4">penbased　最后一列</text:p>
      <text:p text:style-name="P4">page-blocks　最后一列 <text:s/><text:span text:style-name="T1">0.xxx 前面没有０！</text:span></text:p>
      <text:p text:style-name="P4">ionosphere　最后一列</text:p>
      <text:p text:style-name="P4">fertility_Diagnosis　最后一列</text:p>
      <text:p text:style-name="P4">contraceptive-method-choice　最后一列</text:p>
      <text:p text:style-name="P4">contraceptive　最后一列</text:p>
      <text:p text:style-name="P4">column_3C　　最后一列</text:p>
      <text:p text:style-name="P4">column_2C　　最后一列</text:p>
      <text:p text:style-name="P4">Cardiotocography　最后一列</text:p>
      <text:p text:style-name="P4">breast-cancer-wisconsin　　注意前面是ｉｄ</text:p>
      <text:p text:style-name="P5">avila-ts　最后一列</text:p>
      <text:p text:style-name="P5">adult　最后一列　　离散值</text:p>
      <text:p text:style-name="P5"/>
      <text:p text:style-name="P5">处理步骤：</text:p>
      <text:p text:style-name="P5">１．检验缺失值</text:p>
      <text:p text:style-name="P5">１．离散值－数值化　－－　保存</text:p>
      <text:p text:style-name="P5">２．归一化　－－</text:p>
      <text:p text:style-name="P5">３．特征化　－－　保存</text:p>
      <text:p text:style-name="P5">４．统计ｌａｂｅｌ　的多少</text:p>
      <text:p text:style-name="P5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9:55:34.226400658</meta:creation-date>
    <dc:date>2019-01-17T11:47:51.161710123</dc:date>
    <meta:editing-duration>PT24M1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219" meta:character-count="559" meta:non-whitespace-character-count="517"/>
  </office:meta>
</office:document-meta>
</file>